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24fa33" officeooo:paragraph-rsid="0024fa33"/>
    </style:style>
    <style:style style:name="P8" style:family="paragraph" style:parent-style-name="Text_20_body">
      <style:text-properties officeooo:rsid="0028298d" officeooo:paragraph-rsid="0028298d"/>
    </style:style>
    <style:style style:name="P9" style:family="paragraph" style:parent-style-name="Text_20_body">
      <style:text-properties officeooo:rsid="002957ff" officeooo:paragraph-rsid="002957ff"/>
    </style:style>
    <style:style style:name="P10" style:family="paragraph" style:parent-style-name="Text_20_body">
      <style:text-properties officeooo:rsid="002ad322" officeooo:paragraph-rsid="002ad322"/>
    </style:style>
    <style:style style:name="P11" style:family="paragraph" style:parent-style-name="Text_20_body">
      <style:text-properties officeooo:rsid="002ccd03" officeooo:paragraph-rsid="002ccd03"/>
    </style:style>
    <style:style style:name="P12" style:family="paragraph" style:parent-style-name="Text_20_body">
      <style:text-properties officeooo:paragraph-rsid="002ad322"/>
    </style:style>
    <style:style style:name="P13" style:family="paragraph" style:parent-style-name="Heading_20_2">
      <style:paragraph-properties fo:break-before="page"/>
      <style:text-properties officeooo:rsid="002ccd03" officeooo:paragraph-rsid="002ccd03"/>
    </style:style>
    <style:style style:name="P14" style:family="paragraph" style:parent-style-name="Heading_20_3">
      <style:text-properties officeooo:rsid="0028298d" officeooo:paragraph-rsid="0028298d"/>
    </style:style>
    <style:style style:name="P15" style:family="paragraph" style:parent-style-name="Heading_20_3">
      <style:paragraph-properties fo:break-before="page"/>
      <style:text-properties officeooo:rsid="002ccd03" officeooo:paragraph-rsid="002ccd03"/>
    </style:style>
    <style:style style:name="P16" style:family="paragraph" style:parent-style-name="Heading_20_3">
      <style:text-properties officeooo:rsid="002ad322" officeooo:paragraph-rsid="002ad322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text-align="start" style:justify-single-word="false"/>
      <style:text-properties officeooo:rsid="002957ff" officeooo:paragraph-rsid="002957ff"/>
    </style:style>
    <style:style style:name="P19" style:family="paragraph" style:parent-style-name="Text_20_body" style:list-style-name="L2">
      <style:paragraph-properties fo:text-align="start" style:justify-single-word="false"/>
      <style:text-properties officeooo:rsid="002957ff" officeooo:paragraph-rsid="002ad322"/>
    </style:style>
    <style:style style:name="P20" style:family="paragraph" style:parent-style-name="Text_20_body" style:list-style-name="L2">
      <style:paragraph-properties fo:text-align="start" style:justify-single-word="false"/>
      <style:text-properties officeooo:rsid="002957ff" officeooo:paragraph-rsid="002d23f0"/>
    </style:style>
    <style:style style:name="T1" style:family="text">
      <style:text-properties officeooo:rsid="00036993"/>
    </style:style>
    <style:style style:name="T2" style:family="text">
      <style:text-properties officeooo:rsid="0028298d"/>
    </style:style>
    <style:style style:name="T3" style:family="text">
      <style:text-properties officeooo:rsid="002957f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ccd03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ad322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957ff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d23f0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ccd03" style:font-style-asian="italic" style:font-weight-asian="bold" style:font-style-complex="italic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ad32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957ff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d23f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2957ff" style:font-style-asian="normal" style:font-weight-asian="bold" style:font-style-complex="normal" style:font-weight-complex="bold"/>
    </style:style>
    <style:style style:name="T18" style:family="text">
      <style:text-properties officeooo:rsid="002ccd0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Test</text:h>
      <text:p text:style-name="P7"><text:span text:style-name="T18">Test</text:span> CI job operates by <text:span text:style-name="T18">initializing the</text:span><text:span text:style-name="T2"> project technologies’ </text:span><text:span text:style-name="T18">full test run designed by the project developers such as but not limited to unit tests and integrated tests</text:span>.</text:p>
      <text:p text:style-name="P7"/>
      <text:h text:style-name="P14" text:outline-level="3">Operating Mechanism</text:h>
      <text:p text:style-name="P8">This CI Job executes in series. Parallel executions <text:span text:style-name="T3">are</text:span> available.</text:p>
      <text:p text:style-name="P8"/>
      <text:h text:style-name="P14" text:outline-level="3">Customization</text:h>
      <text:p text:style-name="P9">Setup CI job offers CI job recipe customization for both baseline (<text:span text:style-name="T4">$PROJECT_PATH_SOURCE</text:span>) and tech-specific (e.g. Go for <text:span text:style-name="T4">$PROJECT_GO</text:span>) sources. AutomataCI shall source their <text:span text:style-name="T4">.ci/</text:span><text:span text:style-name="T5">test</text:span><text:span text:style-name="T4">_unix-any.sh</text:span> and <text:span text:style-name="T4">.ci/</text:span><text:span text:style-name="T5">test</text:span><text:span text:style-name="T4">_windows-any.ps1</text:span> job recipes.</text:p>
      <text:p text:style-name="P9">The execution sequences are as follows:</text:p>
      <text:list xml:id="list931251715" text:style-name="L1">
        <text:list-item>
          <text:p text:style-name="P18"><text:span text:style-name="T7">automataCI/ci.sh.ps1</text:span><text:span text:style-name="T12"> is being executed </text:span><text:span text:style-name="T13">by user.</text:span></text:p>
        </text:list-item>
        <text:list-item text:style-override="L2">
          <text:p text:style-name="P19"><text:span text:style-name="T7">automataCI/ci.sh.ps1</text:span><text:span text:style-name="T12"> kicks start </text:span><text:span text:style-name="T7">automataCI/ci.sh</text:span><text:span text:style-name="T6"> </text:span><text:span text:style-name="T12">or </text:span><text:span text:style-name="T7">automataCI/ci.ps1</text:span><text:span text:style-name="T16"> </text:span><text:span text:style-name="T13">(represented as “</text:span><text:span text:style-name="T7">automataCI/ci.</text:span><text:span text:style-name="T8">{</text:span><text:span text:style-name="T7">sh,ps1</text:span><text:span text:style-name="T8">}</text:span><text:span text:style-name="T13">”) </text:span><text:span text:style-name="T12">depending on host machine’s OS.</text:span></text:p>
        </text:list-item>
        <text:list-item text:style-override="L2">
          <text:p text:style-name="P20"><text:span text:style-name="T7">automataCI/ci.{sh,ps1}</text:span><text:span text:style-name="T12"> sources </text:span><text:span text:style-name="T7">common_unix-</text:span><text:span text:style-name="T10">any.sh</text:span><text:span text:style-name="T15"> or </text:span><text:span text:style-name="T10">common_</text:span><text:span text:style-name="T7">windows-any.ps1</text:span><text:span text:style-name="T12"> </text:span><text:span text:style-name="T13">(represented as “</text:span><text:span text:style-name="T7">common_{unix,windows}-any.{sh,ps1}</text:span><text:span text:style-name="T13">”) <text:s/></text:span><text:span text:style-name="T12">automataCI execution.</text:span></text:p>
        </text:list-item>
        <text:list-item text:style-override="L2">
          <text:p text:style-name="P19"><text:span text:style-name="T7">common_{unix,windows}-any.{sh,ps1}</text:span><text:span text:style-name="T12"> sources </text:span><text:span text:style-name="T13">(and implicitly execute)</text:span><text:span text:style-name="T12"> tech-specific customized CI job recipe's </text:span><text:span text:style-name="T7">$PROJECT_{TECH}/.ci/</text:span><text:span text:style-name="T11">test</text:span><text:span text:style-name="T7">_unix-</text:span><text:span text:style-name="T8">any.sh</text:span><text:span text:style-name="T13"> or </text:span><text:span text:style-name="T7">$PROJECT_{TECH}/.ci/</text:span><text:span text:style-name="T11">test</text:span><text:span text:style-name="T7">_</text:span><text:span text:style-name="T10">windows</text:span><text:span text:style-name="T7">-</text:span><text:span text:style-name="T8">any.</text:span><text:span text:style-name="T10">ps1</text:span><text:span text:style-name="T16">.</text:span></text:p>
        </text:list-item>
        <text:list-item>
          <text:p text:style-name="P17"><text:span text:style-name="T9">common_{unix,windows}-any.{sh,ps1}</text:span><text:span text:style-name="T14"> sources </text:span><text:span text:style-name="T13">(and implicitly execute)</text:span><text:span text:style-name="T14"> baseline customized CI job recipe's </text:span><text:span text:style-name="T9">$PROJE</text:span><text:span text:style-name="T10">CT_PATH_SOURCE</text:span><text:span text:style-name="T9">/.ci/</text:span><text:span text:style-name="T11">test</text:span><text:span text:style-name="T9">_unix-</text:span><text:span text:style-name="T8">any.sh</text:span><text:span text:style-name="T13"> or </text:span><text:span text:style-name="T9">$PROJECT_</text:span><text:span text:style-name="T10">PATH_SOURCE</text:span><text:span text:style-name="T9">/.ci/</text:span><text:span text:style-name="T11">test</text:span><text:span text:style-name="T9">_</text:span><text:span text:style-name="T10">windows</text:span><text:span text:style-name="T9">-</text:span><text:span text:style-name="T8">any.</text:span><text:span text:style-name="T10">ps1</text:span><text:span text:style-name="T17">.</text:span></text:p>
        </text:list-item>
      </text:list>
      <text:h text:style-name="P15" text:outline-level="3">Test Coverage Heatmap</text:h>
      <text:p text:style-name="P11">AutomataCI supplied default test executions do facilitate test coverage heatmap files for pinpoint and effective testing whenever a technology has it. Should it do so, by default, the heatmap (usually in HTML format) file will be available at the following path:</text:p>
      <text:p text:style-name="Frame_20_contents">$PROJECT_PATH_ROOT/$PROJECT_PATH_LOG/</text:p>
      <text:p text:style-name="P12"/>
      <text:h text:style-name="P16" text:outline-level="3">Default Tech-Specific Recipes</text:h>
      <text:p text:style-name="P10">To ensure AutomataCI can provide warranted operating performances, AutomataCI provides its default tech-specific <text:span text:style-name="T18">test</text:span> job recipes for reference or just a quick deployment. They are detailed in their sub-sectio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2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2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9M12S</meta:editing-duration>
    <meta:editing-cycles>33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8:12:03.629727076</dc:date>
    <dc:creator>Kean Ho Chew</dc:creator>
    <meta:document-statistic meta:table-count="0" meta:image-count="0" meta:object-count="0" meta:page-count="2" meta:paragraph-count="22" meta:word-count="246" meta:character-count="2043" meta:non-whitespace-character-count="1828"/>
    <meta:template xlink:type="simple" xlink:actuate="onRequest" xlink:title="Official Book" xlink:href="../../templates/Book.ott" meta:date="2023-11-17T20:33:17.245827505"/>
  </office:meta>
</office:document-meta>
</file>